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8-22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5-2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3-02-02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12-20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10-0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6-0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2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23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1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1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2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2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429866666667" calcext:value-type="float">
            <text:p>3.74429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2261" calcext:value-type="float">
            <text:p>3.612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136541935484" calcext:value-type="float">
            <text:p>3.5013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02224" calcext:value-type="float">
            <text:p>3.10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392851612903" calcext:value-type="float">
            <text:p>2.8939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34632258064" calcext:value-type="float">
            <text:p>2.74634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223329032258" calcext:value-type="float">
            <text:p>3.2922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406658064516" calcext:value-type="float">
            <text:p>3.3840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14" calcext:value-type="float">
            <text:p>3.66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337875" calcext:value-type="float">
            <text:p>4.1733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59432" calcext:value-type="float">
            <text:p>4.01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213419354839" calcext:value-type="float">
            <text:p>3.8021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685655172414" calcext:value-type="float">
            <text:p>4.14685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832925" calcext:value-type="float">
            <text:p>4.1583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680670967742" calcext:value-type="float">
            <text:p>4.2668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700361290323" calcext:value-type="float">
            <text:p>4.0970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844412903226" calcext:value-type="float">
            <text:p>3.8484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0232" calcext:value-type="float">
            <text:p>3.3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14933333333" calcext:value-type="float">
            <text:p>3.14214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60248" calcext:value-type="float">
            <text:p>3.8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29415" calcext:value-type="float">
            <text:p>3.7229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125381818182" calcext:value-type="float">
            <text:p>4.051253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088142857143" calcext:value-type="float">
            <text:p>4.33088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766812903226" calcext:value-type="float">
            <text:p>4.4976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368825" calcext:value-type="float">
            <text:p>4.3636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1784" calcext:value-type="float">
            <text:p>4.14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728748387097" calcext:value-type="float">
            <text:p>3.7872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48672" calcext:value-type="float">
            <text:p>3.53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69675" calcext:value-type="float">
            <text:p>3.6696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91458064516" calcext:value-type="float">
            <text:p>3.6919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22552" calcext:value-type="float">
            <text:p>3.97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52825" calcext:value-type="float">
            <text:p>4.165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58824" calcext:value-type="float">
            <text:p>3.93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87225806452" calcext:value-type="float">
            <text:p>4.5208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4924" calcext:value-type="float">
            <text:p>4.3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77032258065" calcext:value-type="float">
            <text:p>4.2337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704361290323" calcext:value-type="float">
            <text:p>4.4170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39872" calcext:value-type="float">
            <text:p>4.11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5985" calcext:value-type="float">
            <text:p>3.6455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08496" calcext:value-type="float">
            <text:p>3.19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315225806452" calcext:value-type="float">
            <text:p>3.7131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15865" calcext:value-type="float">
            <text:p>4.3115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0136" calcext:value-type="float">
            <text:p>4.3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094812903226" calcext:value-type="float">
            <text:p>4.0709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08232" calcext:value-type="float">
            <text:p>3.6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36745" calcext:value-type="float">
            <text:p>4.2536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454427586207" calcext:value-type="float">
            <text:p>4.144544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278090322581" calcext:value-type="float">
            <text:p>4.5027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66735483871" calcext:value-type="float">
            <text:p>4.6266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83225806452" calcext:value-type="float">
            <text:p>4.5818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99096774194" calcext:value-type="float">
            <text:p>4.4259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7376" calcext:value-type="float">
            <text:p>4.4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30815483871" calcext:value-type="float">
            <text:p>4.5730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058125" calcext:value-type="float">
            <text:p>4.6505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5376" calcext:value-type="float">
            <text:p>4.50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236490322581" calcext:value-type="float">
            <text:p>4.2223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6256" calcext:value-type="float">
            <text:p>3.9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722025" calcext:value-type="float">
            <text:p>3.6672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12628571429" calcext:value-type="float">
            <text:p>3.89512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593341935484" calcext:value-type="float">
            <text:p>4.2359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953651612903" calcext:value-type="float">
            <text:p>4.3295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11504516129" calcext:value-type="float">
            <text:p>4.1411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00464516129" calcext:value-type="float">
            <text:p>3.690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21848" calcext:value-type="float">
            <text:p>3.6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362606451613" calcext:value-type="float">
            <text:p>4.0136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54975" calcext:value-type="float">
            <text:p>3.6365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78776" calcext:value-type="float">
            <text:p>3.2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60225" calcext:value-type="float">
            <text:p>2.9136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9512" calcext:value-type="float">
            <text:p>2.6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90175483871" calcext:value-type="float">
            <text:p>3.2990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154371428571" calcext:value-type="float">
            <text:p>3.75154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315325" calcext:value-type="float">
            <text:p>3.8931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75793548387" calcext:value-type="float">
            <text:p>4.3927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3552" calcext:value-type="float">
            <text:p>4.26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270658064516" calcext:value-type="float">
            <text:p>3.9327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35303225806" calcext:value-type="float">
            <text:p>3.66035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58864516129" calcext:value-type="float">
            <text:p>3.5175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283948387097" calcext:value-type="float">
            <text:p>4.0128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1864" calcext:value-type="float">
            <text:p>4.59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787675" calcext:value-type="float">
            <text:p>4.3478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25470967742" calcext:value-type="float">
            <text:p>4.0412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560275862069" calcext:value-type="float">
            <text:p>4.62560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604877419355" calcext:value-type="float">
            <text:p>4.4460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201212903226" calcext:value-type="float">
            <text:p>4.2020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86208" calcext:value-type="float">
            <text:p>3.79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980628571429" calcext:value-type="float">
            <text:p>3.23980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4276" calcext:value-type="float">
            <text:p>4.4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942" calcext:value-type="float">
            <text:p>2.9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3836" calcext:value-type="float">
            <text:p>4.7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63" calcext:value-type="float">
            <text:p>4.6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0812" calcext:value-type="float">
            <text:p>4.2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5116" calcext:value-type="float">
            <text:p>3.5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6116" calcext:value-type="float">
            <text:p>3.9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4404" calcext:value-type="float">
            <text:p>3.9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0736005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00" meta:object-count="0"/>
    <meta:user-defined meta:name="AppVersion">3.0</meta:user-defined>
  </office:meta>
</office:document-meta>
</file>